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Adventor" svg:font-family="'TeX Gyre Adventor'" style:font-pitch="variable"/>
    <style:font-face style:name="TeX Gyre Adventor1" svg:font-family="'TeX Gyre Adventor'" style:font-adornments="Bold" style:font-pitch="variable"/>
    <style:font-face style:name="TeX Gyre Bonum" svg:font-family="'TeX Gyre Bonum'" style:font-pitch="variable"/>
    <style:font-face style:name="TeX Gyre Bonum1" svg:font-family="'TeX Gyre Bonum'"/>
  </office:font-face-decls>
  <office:automatic-styles>
    <style:style style:name="dp1" style:family="drawing-page"/>
    <style:style style:name="gr1" style:family="graphic" style:parent-style-name="objectwithoutfill">
      <style:graphic-properties svg:stroke-width="0.762cm" svg:stroke-color="#547799" draw:marker-start-width="1.346cm" draw:marker-end-width="1.346cm" svg:stroke-linecap="round" draw:fill="none" draw:textarea-vertical-align="middle" fo:padding-top="0.506cm" fo:padding-bottom="0.506cm" fo:padding-left="0.631cm" fo:padding-right="0.631cm"/>
    </style:style>
    <style:style style:name="gr2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2.445cm" fo:min-width="2.194cm"/>
    </style:style>
    <style:style style:name="gr3" style:family="graphic" style:parent-style-name="standard">
      <style:graphic-properties draw:stroke="none" draw:fill="solid" draw:fill-color="#cb3c33" draw:textarea-horizontal-align="justify" draw:textarea-vertical-align="middle" draw:auto-grow-height="false" fo:min-height="2.445cm" fo:min-width="2.194cm"/>
    </style:style>
    <style:style style:name="gr4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2.445cm" fo:min-width="2.194cm"/>
    </style:style>
    <style:style style:name="gr5" style:family="graphic" style:parent-style-name="standard">
      <style:graphic-properties draw:stroke="none" draw:fill="solid" draw:fill-color="#4063d8" draw:textarea-horizontal-align="justify" draw:textarea-vertical-align="middle" draw:auto-grow-height="false" fo:min-height="2.445cm" fo:min-width="2.194cm"/>
    </style:style>
    <style:style style:name="gr6" style:family="graphic" style:parent-style-name="standard">
      <style:graphic-properties draw:stroke="solid" draw:stroke-dash="Dot" svg:stroke-width="0.203cm" svg:stroke-color="#dcdcdc" draw:marker-start-width="0.508cm" draw:marker-end-width="0.508cm" svg:stroke-linecap="butt" draw:fill="solid" draw:fill-color="#e6e6e6" draw:opacity="60%" draw:textarea-horizontal-align="justify" draw:textarea-vertical-align="middle" draw:auto-grow-height="false" fo:min-height="2.025cm" fo:min-width="1.876cm" fo:padding-top="0.226cm" fo:padding-bottom="0.226cm" fo:padding-left="0.351cm" fo:padding-right="0.351cm" draw:shadow-opacity="60%"/>
    </style:style>
    <style:style style:name="gr7" style:family="graphic" style:parent-style-name="standard">
      <style:graphic-properties draw:stroke="none" svg:stroke-color="#000000" draw:fill="none" draw:fill-color="#ffffff" fo:min-height="9.7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558b2"/>
      <style:paragraph-properties fo:text-align="center"/>
    </style:style>
    <style:style style:name="P3" style:family="paragraph">
      <loext:graphic-properties draw:fill="solid" draw:fill-color="#cb3c33"/>
      <style:paragraph-properties fo:text-align="center"/>
    </style:style>
    <style:style style:name="P4" style:family="paragraph">
      <loext:graphic-properties draw:fill="solid" draw:fill-color="#389826"/>
      <style:paragraph-properties fo:text-align="center"/>
    </style:style>
    <style:style style:name="P5" style:family="paragraph">
      <loext:graphic-properties draw:fill="solid" draw:fill-color="#4063d8"/>
      <style:paragraph-properties fo:text-align="center"/>
    </style:style>
    <style:style style:name="P6" style:family="paragraph">
      <loext:graphic-properties draw:fill="solid" draw:fill-color="#e6e6e6" draw:opacity="60%"/>
      <style:paragraph-properties fo:text-align="center"/>
    </style:style>
    <style:style style:name="P7" style:family="paragraph">
      <style:paragraph-properties fo:text-align="center">
        <style:tab-stops/>
      </style:paragraph-properties>
      <style:text-properties fo:color="#1f2c38" loext:opacity="100%"/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1f2c38" loext:opacity="100%" style:font-name="TeX Gyre Adventor1" fo:font-size="340pt" fo:font-weight="bold"/>
    </style:style>
    <style:style style:name="T1" style:family="text">
      <style:text-properties fo:color="#1f2c38" loext:opacity="100%" style:font-name="TeX Gyre Adventor1" fo:font-size="300pt" fo:font-style="normal" fo:font-weight="bold" style:font-name-asian="TeX Gyre Bonum1" style:font-name-complex="TeX Gyre Bonum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35cm" svg:y1="3.316cm" svg:x2="21.285cm" svg:y2="3.316cm">
          <text:p/>
        </draw:line>
        <draw:line draw:style-name="gr1" draw:text-style-name="P1" draw:layer="layout" svg:x1="2.235cm" svg:y1="7.902cm" svg:x2="21.285cm" svg:y2="7.902cm">
          <text:p/>
        </draw:line>
        <draw:line draw:style-name="gr1" draw:text-style-name="P1" draw:layer="layout" svg:x1="2.235cm" svg:y1="14.884cm" svg:x2="21.285cm" svg:y2="14.884cm">
          <text:p/>
        </draw:line>
        <draw:line draw:style-name="gr1" draw:text-style-name="P1" draw:layer="layout" svg:x1="2.235cm" svg:y1="19.47cm" svg:x2="21.285cm" svg:y2="19.47cm">
          <text:p/>
        </draw:line>
        <draw:custom-shape draw:style-name="gr2" draw:text-style-name="P2" draw:layer="layout" svg:width="3.81cm" svg:height="3.809cm" svg:x="14.139cm" svg:y="17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1cm" svg:height="3.809cm" svg:x="6.045cm" svg:y="17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1cm" svg:height="3.809cm" svg:x="14.139cm" svg:y="1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3.809cm" svg:x="6.045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6.168cm" svg:y="13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14.268cm" svg:y="13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48.26cm" svg:height="10.034cm" svg:x="10.512cm" svg:y="11.938cm">
          <draw:text-box>
            <text:p text:style-name="P7"><text:span text:style-name="T1">ΨT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Adventor" svg:font-family="'TeX Gyre Adventor'" style:font-pitch="variable"/>
    <style:font-face style:name="TeX Gyre Adventor1" svg:font-family="'TeX Gyre Adventor'" style:font-adornments="Bold" style:font-pitch="variable"/>
    <style:font-face style:name="TeX Gyre Bonum" svg:font-family="'TeX Gyre Bonum'" style:font-pitch="variable"/>
    <style:font-face style:name="TeX Gyre Bonum1" svg:font-family="'TeX Gyre Bonum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8.26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9T20:20:28.784524732</meta:creation-date>
    <dc:date>2026-02-01T17:19:44.975121734</dc:date>
    <meta:editing-duration>PT49M15S</meta:editing-duration>
    <meta:editing-cycles>16</meta:editing-cycles>
    <meta:generator>LibreOffice/7.3.7.2$Linux_X86_64 LibreOffice_project/30$Build-2</meta:generator>
    <meta:document-statistic meta:object-count="11"/>
  </office:meta>
</office:document-meta>
</file>